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lanning603" style:family="table">
      <style:table-properties style:width="27.693cm" table:align="left" style:may-break-between-rows="true" table:border-model="collapsing"/>
    </style:style>
    <style:style style:name="Planning603.A" style:family="table-column">
      <style:table-column-properties style:column-width="4.304cm"/>
    </style:style>
    <style:style style:name="Planning603.B" style:family="table-column">
      <style:table-column-properties style:column-width="8.89cm"/>
    </style:style>
    <style:style style:name="Planning603.C" style:family="table-column">
      <style:table-column-properties style:column-width="7.581cm"/>
    </style:style>
    <style:style style:name="Planning603.D" style:family="table-column">
      <style:table-column-properties style:column-width="6.918cm"/>
    </style:style>
    <style:style style:name="Planning603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lanning603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lanning603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lanning603.B2" style:family="table-cell" style:data-style-name="N10000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lanning603.C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lanning603.D2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lanning603.3" style:family="table-row">
      <style:table-row-properties fo:keep-together="auto"/>
    </style:style>
    <style:style style:name="Planning603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lanning603.B3" style:family="table-cell" style:data-style-name="N10000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lanning603.C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lanning603.D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lanning603.A5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lanning603.D5" style:family="table-cell" style:data-style-name="N10000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lanning603.A7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lanning603.C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lanning603.D7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lanning603.A9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lanning603.B9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lanning603.A11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lanning603.B11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lanning603.B1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lanning603.C1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lanning603.A1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lanning603.B1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lanning603.C1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lanning603.D1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lanning603.C1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lanning603.A15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lanning603.C1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lanning603.A1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Planning603.B17" style:family="table-cell" style:data-style-name="N10000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lanning603.D17" style:family="table-cell" style:data-style-name="N10000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ext_20_body">
      <style:text-properties officeooo:rsid="003af86d" officeooo:paragraph-rsid="003af86d"/>
    </style:style>
    <style:style style:name="P3" style:family="paragraph" style:parent-style-name="Text_20_body">
      <style:text-properties officeooo:rsid="003881c1" officeooo:paragraph-rsid="003e86ea"/>
    </style:style>
    <style:style style:name="P4" style:family="paragraph" style:parent-style-name="Text_20_body">
      <style:text-properties officeooo:rsid="003e86ea" officeooo:paragraph-rsid="003e86ea"/>
    </style:style>
    <style:style style:name="P5" style:family="paragraph" style:parent-style-name="Text_20_body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40935" officeooo:paragraph-rsid="003eec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line-height="100%" fo:text-align="start" style:justify-single-word="false"/>
      <style:text-properties officeooo:rsid="004e4ff3" officeooo:paragraph-rsid="004e4ff3"/>
    </style:style>
    <style:style style:name="P8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31af8" officeooo:paragraph-rsid="00331a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1cece" officeooo:paragraph-rsid="0051c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Heading_20_1">
      <style:paragraph-properties fo:text-align="justify" style:justify-single-word="false"/>
      <style:text-properties style:font-name="Liberation Sans" fo:font-size="18.2000007629395pt" fo:font-weight="bold" officeooo:rsid="001d3883" officeooo:paragraph-rsid="001d388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2" style:family="paragraph" style:parent-style-name="Heading_20_1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f33d7" officeooo:paragraph-rsid="003f3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Heading_20_1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f33d7" officeooo:paragraph-rsid="0051c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Heading_20_1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55738" officeooo:paragraph-rsid="0051c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Heading_20_1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55738" officeooo:paragraph-rsid="00355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Heading_20_1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e4ff3" officeooo:paragraph-rsid="004e4ff3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overline-style="none" style:text-overline-color="font-color"/>
    </style:style>
    <style:style style:name="P17" style:family="paragraph" style:parent-style-name="Heading_20_2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Heading_20_2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513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Heading_20_2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eec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Heading_20_2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4e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Heading_20_2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f33d7" officeooo:paragraph-rsid="003f3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Heading_20_2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f33d7" officeooo:paragraph-rsid="004cd2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Heading_20_2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f33d7" officeooo:paragraph-rsid="004e4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Heading_20_2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f33d7" officeooo:paragraph-rsid="003f5e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Heading_20_2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f33d7" officeooo:paragraph-rsid="0051c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Heading_20_2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55738" officeooo:paragraph-rsid="003f3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Heading_20_2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55738" officeooo:paragraph-rsid="00355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Heading_20_2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eec15" officeooo:paragraph-rsid="003f3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Heading_20_2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e4ff3" officeooo:paragraph-rsid="004e4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Heading_20_2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f48a4" officeooo:paragraph-rsid="0053a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Heading_20_2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55738" officeooo:paragraph-rsid="00355738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overline-style="none" style:text-overline-color="font-color"/>
    </style:style>
    <style:style style:name="P32" style:family="paragraph" style:parent-style-name="Heading_20_2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f33d7" officeooo:paragraph-rsid="003f33d7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position="0% 100%" fo:font-style="normal" style:font-style-asian="normal" style:font-style-complex="normal"/>
    </style:style>
    <style:style style:name="T2" style:family="text">
      <style:text-properties style:text-position="0% 100%" fo:font-style="normal" officeooo:rsid="001d2231" style:font-style-asian="normal" style:font-style-complex="normal"/>
    </style:style>
    <style:style style:name="T3" style:family="text">
      <style:text-properties officeooo:rsid="0034093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3961d6"/>
    </style:style>
    <style:style style:name="T6" style:family="text">
      <style:text-properties officeooo:rsid="003a81a4"/>
    </style:style>
    <style:style style:name="T7" style:family="text">
      <style:text-properties officeooo:rsid="003e86ea"/>
    </style:style>
    <style:style style:name="T8" style:family="text">
      <style:text-properties officeooo:rsid="003f33d7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f3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officeooo:rsid="004296cb"/>
    </style:style>
    <style:style style:name="T12" style:family="text">
      <style:text-properties officeooo:rsid="004cd2f1"/>
    </style:style>
    <style:style style:name="T13" style:family="text">
      <style:text-properties officeooo:rsid="004e4ff3"/>
    </style:style>
    <style:style style:name="T14" style:family="text">
      <style:text-properties officeooo:rsid="0051cece"/>
    </style:style>
    <style:style style:name="T15" style:family="text">
      <style:text-properties officeooo:rsid="004e4ff3" style:font-name-asian="Microsoft YaHei" style:font-name-complex="Lucida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2">P</text:span><text:span text:style-name="T1">lanning 603</text:span></text:h>
      <text:p text:style-name="Text_20_body">20h CM + 2x20h TD + 5x20h TP = 170h (20h CM = 30h équivalent TD) <text:s text:c="2"/><text:span text:style-name="T11">1DS 2h(30) CRTP (20) <text:s/>DST 2h(50)</text:span></text:p>
      <table:table table:name="Planning603" table:style-name="Planning603" table:template-name="Simple Grid Rows">
        <table:table-column table:style-name="Planning603.A"/>
        <table:table-column table:style-name="Planning603.B"/>
        <table:table-column table:style-name="Planning603.C"/>
        <table:table-column table:style-name="Planning603.D"/>
        <table:table-row table:style-name="TableLine2206606804240">
          <table:table-cell table:style-name="Planning603.A1" office:value-type="string">
            <text:p text:style-name="P8">Semaine</text:p>
          </table:table-cell>
          <table:table-cell table:style-name="Planning603.B1" office:value-type="string">
            <text:p text:style-name="P8">CM</text:p>
          </table:table-cell>
          <table:table-cell table:style-name="Planning603.B1" office:value-type="string">
            <text:p text:style-name="P8">TD</text:p>
          </table:table-cell>
          <table:table-cell table:style-name="Planning603.A1" office:value-type="string">
            <text:p text:style-name="P8">TP</text:p>
          </table:table-cell>
        </table:table-row>
        <table:table-row table:style-name="TableLine2206606810496">
          <table:table-cell table:style-name="Planning603.A2" office:value-type="string">
            <text:p text:style-name="P10">50</text:p>
          </table:table-cell>
          <table:table-cell table:style-name="Planning603.B2">
            <text:h text:style-name="P17" text:outline-level="2"/>
          </table:table-cell>
          <table:table-cell table:style-name="Planning603.C2" office:value-type="string">
            <text:h text:style-name="P21" text:outline-level="2">Compression naïve d’une image,</text:h>
            <text:p text:style-name="P7"><text:span text:style-name="T10">R</text:span><text:span text:style-name="T9">appels d’arithmétiques</text:span></text:p>
          </table:table-cell>
          <table:table-cell table:style-name="Planning603.D2">
            <text:h text:style-name="P22" text:outline-level="2"/>
          </table:table-cell>
        </table:table-row>
        <table:table-row table:style-name="Planning603.3">
          <table:table-cell table:style-name="Planning603.A15" office:value-type="string">
            <text:p text:style-name="P10">50</text:p>
          </table:table-cell>
          <table:table-cell table:style-name="Planning603.B3" office:value-type="float" office:value="0">
            <text:h text:style-name="P17" text:outline-level="2">Python</text:h>
            <text:p text:style-name="P1"><text:s text:c="2"/><text:span text:style-name="T4"><text:s text:c="2"/>• Syntaxe, contrôle </text:span></text:p>
            <text:p text:style-name="P1"><text:s text:c="4"/>• La console</text:p>
            <text:p text:style-name="P1"><text:s text:c="4"/>• tuple, liste, ensemble, dictionnaire</text:p>
          </table:table-cell>
          <table:table-cell table:style-name="Planning603.C3" office:value-type="string">
            <text:h text:style-name="P30" text:outline-level="2">XXXXXXXXXX</text:h>
          </table:table-cell>
          <table:table-cell table:style-name="Planning603.D3" office:value-type="string">
            <text:h text:style-name="P23" text:outline-level="2">Algorithmes d’arithmétique ? <text:span text:style-name="T12">Pour s’initier à Python</text:span></text:h>
          </table:table-cell>
        </table:table-row>
        <table:table-row table:style-name="TableLine2206606812944">
          <table:table-cell table:style-name="Planning603.A2" office:value-type="string">
            <text:p text:style-name="P10">1</text:p>
          </table:table-cell>
          <table:table-cell table:style-name="Planning603.B2" office:value-type="float" office:value="0">
            <text:h text:style-name="P17" text:outline-level="2">0</text:h>
          </table:table-cell>
          <table:table-cell table:style-name="Planning603.B2" office:value-type="float" office:value="0">
            <text:h text:style-name="P17" text:outline-level="2">0</text:h>
          </table:table-cell>
          <table:table-cell table:style-name="Planning603.D2" office:value-type="float" office:value="0">
            <text:h text:style-name="P18" text:outline-level="2">Codage <text:span text:style-name="T3">et Compression </text:span></text:h>
            <text:p text:style-name="P6">d’une image </text:p>
          </table:table-cell>
        </table:table-row>
        <table:table-row table:style-name="Planning603.3">
          <table:table-cell table:style-name="Planning603.A15" office:value-type="string">
            <text:p text:style-name="P8">2</text:p>
          </table:table-cell>
          <table:table-cell table:style-name="Planning603.B3" office:value-type="float" office:value="0">
            <text:h text:style-name="P21" text:outline-level="2">0</text:h>
          </table:table-cell>
          <table:table-cell table:style-name="Planning603.B3" office:value-type="float" office:value="0">
            <text:h text:style-name="P17" text:outline-level="2">0</text:h>
          </table:table-cell>
          <table:table-cell table:style-name="Planning603.D5" office:value-type="float" office:value="0">
            <text:h text:style-name="P19" text:outline-level="2">Codage <text:span text:style-name="T3">et Compression </text:span></text:h>
            <text:p text:style-name="P5"><text:s/>d’un texte</text:p>
          </table:table-cell>
        </table:table-row>
        <table:table-row table:style-name="TableLine2206606817024">
          <table:table-cell table:style-name="Planning603.A2" office:value-type="string">
            <text:p text:style-name="P10">3</text:p>
          </table:table-cell>
          <table:table-cell table:style-name="Planning603.B2" office:value-type="float" office:value="0">
            <text:h text:style-name="P26" text:outline-level="2">0</text:h>
          </table:table-cell>
          <table:table-cell table:style-name="Planning603.B2" office:value-type="float" office:value="0">
            <text:h text:style-name="P28" text:outline-level="2">0</text:h>
          </table:table-cell>
          <table:table-cell table:style-name="Planning603.D2" office:value-type="float" office:value="0">
            <text:h text:style-name="P28" text:outline-level="2">0</text:h>
          </table:table-cell>
        </table:table-row>
        <table:table-row table:style-name="Planning603.3">
          <table:table-cell table:style-name="Planning603.A15" office:value-type="string">
            <text:p text:style-name="P10">4</text:p>
          </table:table-cell>
          <table:table-cell table:style-name="Planning603.B3" office:value-type="float" office:value="0">
            <text:h text:style-name="P26" text:outline-level="2">0</text:h>
          </table:table-cell>
          <table:table-cell table:style-name="Planning603.C7" office:value-type="string">
            <text:h text:style-name="P21" text:outline-level="2">Cryptographie naïve d’une texte</text:h>
          </table:table-cell>
          <table:table-cell table:style-name="Planning603.D7" office:value-type="string">
            <text:h text:style-name="P23" text:outline-level="2">application</text:h>
          </table:table-cell>
        </table:table-row>
        <table:table-row table:style-name="TableLine2206606814304">
          <table:table-cell table:style-name="Planning603.A2" office:value-type="string">
            <text:p text:style-name="P10">5</text:p>
          </table:table-cell>
          <table:table-cell table:style-name="Planning603.B2" office:value-type="float" office:value="0">
            <text:h text:style-name="P27" text:outline-level="2">0</text:h>
          </table:table-cell>
          <table:table-cell table:style-name="Planning603.B2" office:value-type="float" office:value="0">
            <text:h text:style-name="P12" text:outline-level="1">0</text:h>
          </table:table-cell>
          <table:table-cell table:style-name="Planning603.D2" office:value-type="float" office:value="0">
            <text:h text:style-name="P24" text:outline-level="2">0</text:h>
          </table:table-cell>
        </table:table-row>
        <table:table-row table:style-name="TableLine2206606815120">
          <table:table-cell table:style-name="Planning603.A15" office:value-type="string">
            <text:p text:style-name="P10">6</text:p>
          </table:table-cell>
          <table:table-cell table:style-name="Planning603.B9" office:value-type="string">
            <text:h text:style-name="P31" text:outline-level="2">Chiffrement par ﬂot, par bloc</text:h>
          </table:table-cell>
          <table:table-cell table:style-name="Planning603.B3" office:value-type="float" office:value="0">
            <text:h text:style-name="P24" text:outline-level="2">0</text:h>
          </table:table-cell>
          <table:table-cell table:style-name="Planning603.D5">
            <text:h text:style-name="P27" text:outline-level="2"/>
          </table:table-cell>
        </table:table-row>
        <table:table-row table:style-name="TableLine2206606823008">
          <table:table-cell table:style-name="Planning603.A2" office:value-type="string">
            <text:p text:style-name="P10">7</text:p>
          </table:table-cell>
          <table:table-cell table:style-name="Planning603.B2" office:value-type="float" office:value="0">
            <text:h text:style-name="P17" text:outline-level="2">0</text:h>
          </table:table-cell>
          <table:table-cell table:style-name="Planning603.B2">
            <text:h text:style-name="P21" text:outline-level="2"/>
          </table:table-cell>
          <table:table-cell table:style-name="Planning603.D2">
            <text:h text:style-name="P21" text:outline-level="2"/>
          </table:table-cell>
        </table:table-row>
        <table:table-row table:style-name="TableLine2206606835792">
          <table:table-cell table:style-name="Planning603.A15" office:value-type="string">
            <text:p text:style-name="P8"/>
          </table:table-cell>
          <table:table-cell table:style-name="Planning603.B11" table:number-columns-spanned="3" office:value-type="string">
            <text:h text:style-name="P16" text:outline-level="1"/>
          </table:table-cell>
          <table:covered-table-cell/>
          <table:covered-table-cell/>
        </table:table-row>
        <table:table-row table:style-name="TableLine2206606821920">
          <table:table-cell table:style-name="Planning603.A2" office:value-type="string">
            <text:p text:style-name="P10">8</text:p>
          </table:table-cell>
          <table:table-cell table:style-name="Planning603.B12" office:value-type="string">
            <text:h text:style-name="P14" text:outline-level="1">Polynômes <text:span text:style-name="T8">et autres corps, </text:span><text:span text:style-name="T13">Codes correcteurs d’erreurs</text:span></text:h>
          </table:table-cell>
          <table:table-cell table:style-name="Planning603.C12" office:value-type="string">
            <text:h text:style-name="P29" text:outline-level="2">Codes correcteurs d’erreurs</text:h>
          </table:table-cell>
          <table:table-cell table:style-name="Planning603.D2" office:value-type="float" office:value="0">
            <text:h text:style-name="P32" text:outline-level="2">0</text:h>
          </table:table-cell>
        </table:table-row>
        <table:table-row table:style-name="TableLine2206606833888">
          <table:table-cell table:style-name="Planning603.A15" office:value-type="string">
            <text:p text:style-name="P10">9</text:p>
          </table:table-cell>
          <table:table-cell table:style-name="Planning603.B13" office:value-type="string">
            <text:h text:style-name="P13" text:outline-level="1"><text:span text:style-name="T15">Chiffrements par clés publiques<text:line-break/></text:span>Différentes attaques : preuves</text:h>
          </table:table-cell>
          <table:table-cell table:style-name="Planning603.C13" office:value-type="string">
            <text:h text:style-name="P15" text:outline-level="1">Échange de clés</text:h>
          </table:table-cell>
          <table:table-cell table:style-name="Planning603.D13" office:value-type="string">
            <text:h text:style-name="P32" text:outline-level="2">Application, Recherche de Mots de passe</text:h>
          </table:table-cell>
        </table:table-row>
        <table:table-row table:style-name="TableLine2206606834976">
          <table:table-cell table:style-name="Planning603.A2" office:value-type="string">
            <text:p text:style-name="P10">10</text:p>
          </table:table-cell>
          <table:table-cell table:style-name="Planning603.B2" office:value-type="float" office:value="0">
            <text:h text:style-name="P20" text:outline-level="2">0</text:h>
          </table:table-cell>
          <table:table-cell table:style-name="Planning603.C14" office:value-type="string">
            <text:h text:style-name="P25" text:outline-level="2">Application,Implémentation<text:span text:style-name="T14">s</text:span> optimisée<text:span text:style-name="T14">s </text:span>application</text:h>
          </table:table-cell>
          <table:table-cell table:style-name="Planning603.A2" office:value-type="string">
            <text:h text:style-name="P25" text:outline-level="2">application</text:h>
          </table:table-cell>
        </table:table-row>
        <table:table-row table:style-name="TableLine2206606833616">
          <table:table-cell table:style-name="Planning603.A15" office:value-type="string">
            <text:p text:style-name="P8"/>
          </table:table-cell>
          <table:table-cell table:style-name="Planning603.B3">
            <text:h text:style-name="P20" text:outline-level="2"/>
          </table:table-cell>
          <table:table-cell table:style-name="Planning603.C15" office:value-type="string">
            <text:h text:style-name="P23" text:outline-level="2"/>
          </table:table-cell>
          <table:table-cell table:style-name="Planning603.D5">
            <text:h text:style-name="P24" text:outline-level="2"/>
          </table:table-cell>
        </table:table-row>
        <text:soft-page-break/>
        <table:table-row table:style-name="TableLine2206606824368">
          <table:table-cell table:style-name="Planning603.A2" office:value-type="string">
            <text:p text:style-name="P10">14</text:p>
          </table:table-cell>
          <table:table-cell table:style-name="Planning603.D2" table:number-columns-spanned="3" office:value-type="float" office:value="0">
            <text:h text:style-name="P17" text:outline-level="2">0</text:h>
          </table:table-cell>
          <table:covered-table-cell/>
          <table:covered-table-cell/>
        </table:table-row>
        <table:table-row table:style-name="TableLine2206606826272">
          <table:table-cell table:style-name="Planning603.A17" office:value-type="string">
            <text:p text:style-name="P9"/>
          </table:table-cell>
          <table:table-cell table:style-name="Planning603.B17">
            <text:p text:style-name="P9"/>
          </table:table-cell>
          <table:table-cell table:style-name="Planning603.B17">
            <text:p text:style-name="P9"/>
          </table:table-cell>
          <table:table-cell table:style-name="Planning603.D17">
            <text:p text:style-name="P9"/>
          </table:table-cell>
        </table:table-row>
      </table:table>
      <text:p text:style-name="P2">Voir Maths Info 501 Doctorant </text:p>
      <text:p text:style-name="P3">Points d’arrivées : <text:span text:style-name="T5">Entropie, </text:span>Huffman, <text:span text:style-name="T5">Compression avec perte : TF ? </text:span>RSA, Hachage, Correction d’erreur <text:span text:style-name="T6">CRC</text:span>.</text:p>
      <text:p text:style-name="P4">A faire : Recherche de clé en N^2/3</text:p>
      <text:p text:style-name="P3"><text:span text:style-name="T7">attaque hashcode successifs (exercices et pb de crypto)</text:span><text:line-break/>Et en passant : Python + POO et objets mathématiques comme en POO (Anneaux <text:span text:style-name="T6">des Polynômes</text:span>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01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09:27:48.292000000</meta:creation-date>
    <dc:title>deBase</dc:title>
    <meta:editing-duration>P5DT16H37M10S</meta:editing-duration>
    <meta:editing-cycles>15</meta:editing-cycles>
    <meta:generator>LibreOffice/7.1.8.1$Windows_X86_64 LibreOffice_project/e1f30c802c3269a1d052614453f260e49458c82c</meta:generator>
    <dc:date>2021-12-20T19:00:10.961000000</dc:date>
    <meta:document-statistic meta:table-count="1" meta:image-count="0" meta:object-count="0" meta:page-count="2" meta:paragraph-count="61" meta:word-count="187" meta:character-count="1073" meta:non-whitespace-character-count="926"/>
    <meta:template xlink:type="simple" xlink:actuate="onRequest" xlink:title="deBase" xlink:href="../../../AppData/Roaming/LibreOffice/4/user/template/deBase.ott" meta:date="2021-09-28T09:27:47.672000000"/>
  </office:meta>
</office:document-meta>
</file>